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91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6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615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1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1" fo:font-size="32pt" style:font-size-asian="32pt" style:font-size-complex="32pt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name-asian="LSBSymbol" style:font-size-asian="28pt" style:font-name-complex="LSBSymbol1" style:font-size-complex="28pt"/>
    </style:style>
    <style:style style:name="T2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3d73" style:font-name="Segoe UI Semibold" fo:font-size="31pt" fo:font-style="italic" style:font-size-asian="31pt" style:font-style-asian="italic" style:font-size-complex="31pt" style:font-style-complex="italic"/>
    </style:style>
    <style:style style:name="T5" style:family="text">
      <style:text-properties style:font-name="Segoe UI Semibold" fo:font-size="32pt" style:font-name-asian="LSBSymbol" style:font-size-asian="32pt" style:font-name-complex="LSBSymbol1" style:font-size-complex="32pt"/>
    </style:style>
    <style:style style:name="T6" style:family="text">
      <style:text-properties style:font-name="Segoe U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5.146cm" svg:height="8.167cm" svg:x="1.27cm" svg:y="0.977cm">
          <draw:text-box>
            <text:p text:style-name="P1"><text:span text:style-name="T1">Opening Sentences</text:span></text:p>
            <text:p><text:span text:style-name="T2">P: </text:span><text:span text:style-name="T3">Thus says the Lord, the King of Israel and his </text:span></text:p>
            <text:p><text:span text:style-name="T3"><text:s text:c="4"/></text:span><text:span text:style-name="T3">Redeemer, the Lord of hosts: </text:span><text:span text:style-name="T4">“Who is like Me?”</text:span></text:p>
            <text:p><text:span text:style-name="T5">C:</text:span><text:span text:style-name="T5"><text:tab/></text:span><text:span text:style-name="T6">You are the first and You are the last; </text:span></text:p>
            <text:p><text:span text:style-name="T6"><text:s text:c="4"/></text:span><text:span text:style-name="T6">besides You there is n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5.146cm" svg:height="5.119cm" svg:x="1.27cm" svg:y="0.977cm">
          <draw:text-box>
            <text:p text:style-name="P4"><text:span text:style-name="T2">P: </text:span><text:span text:style-name="T3">Fear not, nor be afraid; have I not told you </text:span></text:p>
            <text:p text:style-name="P4"><text:span text:style-name="T3"><text:s text:c="4"/></text:span><text:span text:style-name="T3">from of old and declared it?</text:span></text:p>
            <text:p><text:span text:style-name="T5">C: </text:span><text:span text:style-name="T6">Behold, we are Your witnesse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5" draw:layer="layout" svg:width="25.146cm" svg:height="4.865cm" svg:x="1.27cm" svg:y="0.977cm">
          <draw:text-box>
            <text:p text:style-name="P4"><text:span text:style-name="T2">P: </text:span><text:span text:style-name="T3">Is there a God besides Me? </text:span></text:p>
            <text:p><text:span text:style-name="T5">C: </text:span><text:span text:style-name="T6">O Lord, we know no Rock besides You, and </text:span></text:p>
            <text:p><text:span text:style-name="T6"><text:s text:c="4"/></text:span><text:span text:style-name="T6">the earth is full of Your steadfast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2:36:57.068000000</meta:creation-date>
    <dc:title>bluwht blank</dc:title>
    <meta:editing-duration>PT7M25S</meta:editing-duration>
    <meta:editing-cycles>4</meta:editing-cycles>
    <meta:generator>LibreOffice/6.0.1.1$Windows_X86_64 LibreOffice_project/60bfb1526849283ce2491346ed2aa51c465abfe6</meta:generator>
    <dc:date>2018-05-10T21:09:19.508000000</dc:date>
    <meta:document-statistic meta:object-count="41"/>
  </office:meta>
</office:document-meta>
</file>